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bf11" officeooo:paragraph-rsid="0005bf11"/>
    </style:style>
    <style:style style:name="P2" style:family="paragraph" style:parent-style-name="Standard">
      <style:text-properties officeooo:paragraph-rsid="0005bf11"/>
    </style:style>
    <style:style style:name="P3" style:family="paragraph" style:parent-style-name="Standard">
      <style:text-properties officeooo:rsid="00085529" officeooo:paragraph-rsid="00085529"/>
    </style:style>
    <style:style style:name="P4" style:family="paragraph" style:parent-style-name="Standard">
      <style:text-properties officeooo:paragraph-rsid="00085529"/>
    </style:style>
    <style:style style:name="P5" style:family="paragraph" style:parent-style-name="Standard">
      <style:text-properties officeooo:rsid="0005bf11" officeooo:paragraph-rsid="0005bf11"/>
    </style:style>
    <style:style style:name="P6" style:family="paragraph" style:parent-style-name="Standard">
      <style:text-properties officeooo:paragraph-rsid="0005bf11"/>
    </style:style>
    <style:style style:name="P7" style:family="paragraph" style:parent-style-name="Standard">
      <style:text-properties officeooo:rsid="000aa980" officeooo:paragraph-rsid="000aa980"/>
    </style:style>
    <style:style style:name="P8" style:family="paragraph" style:parent-style-name="Standard">
      <style:text-properties officeooo:rsid="000aa980" officeooo:paragraph-rsid="000c286f"/>
    </style:style>
    <style:style style:name="P9" style:family="paragraph" style:parent-style-name="Standard">
      <style:text-properties officeooo:rsid="000dd2c2" officeooo:paragraph-rsid="000dd2c2"/>
    </style:style>
    <style:style style:name="P10" style:family="paragraph" style:parent-style-name="Standard">
      <style:text-properties officeooo:rsid="00085529" officeooo:paragraph-rsid="00085529"/>
    </style:style>
    <style:style style:name="P11" style:family="paragraph" style:parent-style-name="Standard">
      <style:text-properties officeooo:rsid="0016b781" officeooo:paragraph-rsid="0016b781"/>
    </style:style>
    <style:style style:name="P12" style:family="paragraph" style:parent-style-name="Standard">
      <style:text-properties fo:color="#c5000b" fo:font-weight="bold" officeooo:rsid="0005bf11" officeooo:paragraph-rsid="0005bf11" style:font-weight-asian="bold" style:font-weight-complex="bold"/>
    </style:style>
    <style:style style:name="P13" style:family="paragraph" style:parent-style-name="Standard" style:master-page-name="">
      <style:paragraph-properties fo:margin-left="0in" fo:margin-right="-0.4374in" fo:text-indent="0in" style:auto-text-indent="false" style:page-number="auto"/>
      <style:text-properties officeooo:paragraph-rsid="0005bf11"/>
    </style:style>
    <style:style style:name="P14" style:family="paragraph" style:parent-style-name="Text_20_body">
      <style:text-properties officeooo:rsid="00085529" officeooo:paragraph-rsid="001cb563"/>
    </style:style>
    <style:style style:name="P15" style:family="paragraph" style:parent-style-name="Text_20_body">
      <style:text-properties officeooo:rsid="0011e526" officeooo:paragraph-rsid="0011e526"/>
    </style:style>
    <style:style style:name="P16" style:family="paragraph" style:parent-style-name="Text_20_body">
      <style:text-properties officeooo:rsid="0011e526" officeooo:paragraph-rsid="001cb563"/>
    </style:style>
    <style:style style:name="P17" style:family="paragraph" style:parent-style-name="Text_20_body">
      <style:text-properties officeooo:rsid="00147e27" officeooo:paragraph-rsid="00147e27"/>
    </style:style>
    <style:style style:name="P18" style:family="paragraph" style:parent-style-name="Text_20_body">
      <style:text-properties officeooo:rsid="00147e27" officeooo:paragraph-rsid="001cb563"/>
    </style:style>
    <style:style style:name="P19" style:family="paragraph" style:parent-style-name="Text_20_body">
      <style:text-properties officeooo:rsid="00156666" officeooo:paragraph-rsid="00156666"/>
    </style:style>
    <style:style style:name="P20" style:family="paragraph" style:parent-style-name="Heading_20_3">
      <style:text-properties officeooo:rsid="00085529" officeooo:paragraph-rsid="00085529"/>
    </style:style>
    <style:style style:name="P21" style:family="paragraph" style:parent-style-name="Preformatted_20_Text">
      <style:text-properties officeooo:rsid="00085529" officeooo:paragraph-rsid="00085529"/>
    </style:style>
    <style:style style:name="T1" style:family="text">
      <style:text-properties officeooo:rsid="0005bf11"/>
    </style:style>
    <style:style style:name="T2" style:family="text">
      <style:text-properties officeooo:rsid="000aa980"/>
    </style:style>
    <style:style style:name="T3" style:family="text">
      <style:text-properties officeooo:rsid="000cad53"/>
    </style:style>
    <style:style style:name="T4" style:family="text">
      <style:text-properties officeooo:rsid="000f06de"/>
    </style:style>
    <style:style style:name="T5" style:family="text">
      <style:text-properties officeooo:rsid="0011e526"/>
    </style:style>
    <style:style style:name="T6" style:family="text">
      <style:text-properties officeooo:rsid="001648c4"/>
    </style:style>
    <style:style style:name="T7" style:family="text">
      <style:text-properties officeooo:rsid="0017d7f2"/>
    </style:style>
    <style:style style:name="T8" style:family="text">
      <style:text-properties officeooo:rsid="001cb563"/>
    </style:style>
    <style:style style:name="T9" style:family="text">
      <style:text-properties officeooo:rsid="001d28f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1b84e4"/>
    </style:style>
    <style:style style:name="T12" style:family="text">
      <style:text-properties style:font-name="Liberation Serif" officeooo:rsid="001cb563"/>
    </style:style>
    <style:style style:name="T13" style:family="text">
      <style:text-properties style:font-name="Liberation Serif" officeooo:rsid="001f728e"/>
    </style:style>
    <style:style style:name="T14" style:family="text">
      <style:text-properties officeooo:rsid="001f728e"/>
    </style:style>
    <style:style style:name="T15" style:family="text">
      <style:text-properties officeooo:rsid="002187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ow to setup MxCUbE with Vagrant.</text:p>
      <text:p text:style-name="P1"/>
      <text:p text:style-name="P7">Requirement : Linux with git on your host computer</text:p>
      <text:p text:style-name="P1"/>
      <text:p text:style-name="P1">1.Install Vagrant </text:p>
      <text:p text:style-name="P2"><text:a xlink:type="simple" xlink:href="http://www.vagrantup.com/downloads">http://www.vagrantup.com/downloads</text:a></text:p>
      <text:p text:style-name="P2"/>
      <text:p text:style-name="P1">2.Install Virtualbox for linux </text:p>
      <text:p text:style-name="P1"><text:a xlink:type="simple" xlink:href="https://www.virtualbox.org/wiki/Linux_Downloads">https://www.virtualbox.org/wiki/Linux_Downloads</text:a></text:p>
      <text:p text:style-name="P1"/>
      <text:p text:style-name="P1"/>
      <text:p text:style-name="P1"><text:span text:style-name="T2">3</text:span>.Download two scripts</text:p>
      <text:p text:style-name="P1">Make a folder wherever you want.</text:p>
      <text:p text:style-name="P1">Reach this folder with the command “cd”</text:p>
      <text:p text:style-name="P2"><text:span text:style-name="T1">In a Terminal type : git clone </text:span> <text:a xlink:type="simple" xlink:href="https://github.com/pommier/vagrant_mxcube">https://github.com/pommier/vagrant_mxcube</text:a></text:p>
      <text:p text:style-name="P2"/>
      <text:p text:style-name="P1"><text:span text:style-name="T2">4</text:span>.On the same folder, install linux and all the component with vagrant :</text:p>
      <text:p text:style-name="P1"/>
      <text:p text:style-name="P8"><text:tab/>a)<text:span text:style-name="T3">In the Terminal </text:span>install the proxy vagrant plugin : </text:p>
      <text:p text:style-name="P8"><text:tab/>vagrant plugin install vagrant-proxyconf</text:p>
      <text:p text:style-name="P1"/>
      <text:p text:style-name="P1"><text:span text:style-name="T2"><text:tab/>b</text:span>)<text:span text:style-name="T15">Download the vagrant box from internet by typing</text:span> :</text:p>
      <text:p text:style-name="P13"><text:span text:style-name="T1">vagrant box add xfce <text:tab/></text:span>http://puppet-vagrant-boxes.puppetlabs.com/ubuntu-server-10044-x64-vbox4210.box</text:p>
      <text:p text:style-name="P1"/>
      <text:p text:style-name="P1"/>
      <text:p text:style-name="P2"><text:span text:style-name="T2"><text:tab/>c) Now we will install all the plugin :</text:span></text:p>
      <text:p text:style-name="P2"><text:span text:style-name="T1"><text:tab/>Launch <text:s/>the virtual machine <text:s/>with the command “</text:span>vagrant up –provision”</text:p>
      <text:p text:style-name="P1"><text:tab/>All the dependencies will be downloaded.</text:p>
      <text:p text:style-name="P1"/>
      <text:p text:style-name="P9"><text:tab/>d) Wait the end of the installation, and close the virtual machine by typing : vagrant halt</text:p>
      <text:p text:style-name="P9"/>
      <text:p text:style-name="P9"><text:tab/>e) <text:span text:style-name="T4">L</text:span>aunch <text:span text:style-name="T4">again </text:span>the virtual machine : vagrant up</text:p>
      <text:p text:style-name="P1"/>
      <text:p text:style-name="P1"><text:tab/>The login is vagrant</text:p>
      <text:p text:style-name="P1"><text:tab/>the password is vagrant</text:p>
      <text:p text:style-name="P1"/>
      <text:p text:style-name="P1"><text:span text:style-name="T2">5</text:span>.Launch MxCUbE</text:p>
      <text:p text:style-name="P1">-Open a Terminal </text:p>
      <text:p text:style-name="P1">-Reach the mxcube folder.</text:p>
      <text:p text:style-name="P1">-put on the terminal : ./bin/mxcube --hardwareRepository=ExampleFiles/HardwareObjects.xml/</text:p>
      <text:p text:style-name="P1"/>
      <text:p text:style-name="P1"/>
      <text:p text:style-name="P3">Increase the virtual machine size :</text:p>
      <text:p text:style-name="P3"/>
      <text:p text:style-name="P14"><text:span text:style-name="Source_20_Text"><text:span text:style-name="T11">1)On the virtual machine window, click on 'device' and then on 'insert a guest additions cd image', after </text:span></text:span><text:span text:style-name="Source_20_Text"><text:span text:style-name="T13">just close the window</text:span></text:span></text:p>
      <text:p text:style-name="P14"><text:span text:style-name="Source_20_Text"><text:span text:style-name="T10"/></text:span></text:p>
      <text:p text:style-name="P14"><text:span text:style-name="Source_20_Text"><text:span text:style-name="T12">2)A window will be opened with </text:span></text:span><text:span text:style-name="Source_20_Text"><text:span text:style-name="T13">some </text:span></text:span><text:span text:style-name="Source_20_Text"><text:span text:style-name="T12">icons, copy past VboxLinuxAdditions.run </text:span></text:span><text:span text:style-name="Source_20_Text"><text:span text:style-name="T13">to</text:span></text:span><text:span text:style-name="Source_20_Text"><text:span text:style-name="T12"> your desktop</text:span></text:span></text:p>
      <text:p text:style-name="P16"><text:soft-page-break/><text:span text:style-name="Source_20_Text"/></text:p>
      <text:p text:style-name="P18">4) <text:span text:style-name="T14">On a terminal type :</text:span></text:p>
      <text:p text:style-name="P18"><text:span text:style-name="T8">sudo </text:span>./<text:span text:style-name="T5">VboxLinuxAdditions.run</text:span></text:p>
      <text:p text:style-name="P17"/>
      <text:p text:style-name="P19">5) close the virtual machine</text:p>
      <text:p text:style-name="P15"/>
      <text:p text:style-name="P4"><text:span text:style-name="T6">6) Run the followed command on the host terminal : </text:span>VBoxManage setextradata global GUI/MaxGuestResolution 1<text:span text:style-name="T9">980</text:span>,<text:span text:style-name="T9">1050</text:span></text:p>
      <text:p text:style-name="P11">Launch again the virtual machine</text:p>
      <text:p text:style-name="P3"/>
      <text:p text:style-name="P3"/>
      <text:p text:style-name="P3"/>
      <text:p text:style-name="P3"/>
      <text:p text:style-name="P21"><text:span text:style-name="Source_20_Text"/></text:p>
      <text:h text:style-name="P20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04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ommier</meta:initial-creator>
    <meta:creation-date>2014-04-07T15:37:02.788860201</meta:creation-date>
    <dc:date>2014-05-20T15:05:09.925029649</dc:date>
    <dc:creator>Jonathan Pommier</dc:creator>
    <meta:editing-duration>P1DT16H13M50S</meta:editing-duration>
    <meta:editing-cycles>34</meta:editing-cycles>
    <meta:generator>LibreOffice/4.1.3.2$Linux_X86_64 LibreOffice_project/410m0$Build-2</meta:generator>
    <meta:document-statistic meta:table-count="0" meta:image-count="0" meta:object-count="0" meta:page-count="2" meta:paragraph-count="34" meta:word-count="238" meta:character-count="1663" meta:non-whitespace-character-count="1442"/>
  </office:meta>
</office:document-meta>
</file>